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sLDAPRepository.getUserByNameCaseInsensiti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LDAPRepository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LDAPRepository.countU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LDAPRepository.addGroupToUser( String user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UsersLDAPRepository.getUser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sersLDAPRepository.getUserBy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LDAPRepository.doUpdateUser(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sLDAPRepository.removeUser( String user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UsersLDAPRepository.getChildDestination( String chi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UsersLDAPRepository.updateUser(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LDAPRepository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sLDAPRepository.containsCaseInsensiti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LDAPRepository.removeGroupFromUser( String user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UsersLDAPRepository.setBase( String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LDAPRepository.setServer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sLDAPRepository.getReal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LDAPRepository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sersLDAPRepository.getRealName( String name , boolean ignoreCa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sersLDAPRepository.configure( Configuration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sersLDAPRepository.doAddUser( User us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UsersLDAPRepository.closeDirContext( Dir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sLDAPRepository.addUser(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LDAPRepository.test( String name , String testPasswor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UsersLDAPRepository.contains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UsersLDAPRepository.addUser( String username ,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